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4.918cm"/>
    </style:style>
    <style:style style:name="co4" style:family="table-column">
      <style:table-column-properties fo:break-before="auto" style:column-width="4.893cm"/>
    </style:style>
    <style:style style:name="co5" style:family="table-column">
      <style:table-column-properties fo:break-before="auto" style:column-width="3.404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onsola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.353cm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9" table:default-cell-style-name="ce4"/>
        <table:table-row table:style-name="ro2">
          <table:table-cell table:style-name="ce1" office:value-type="string" table:number-columns-spanned="4" table:number-rows-spanned="1">
            <text:p>Electrical consummables for CHP</text:p>
          </table:table-cell>
          <table:covered-table-cell table:number-columns-repeated="3" table:style-name="ce5"/>
          <table:table-cell table:number-columns-repeated="1020"/>
        </table:table-row>
        <table:table-row table:style-name="ro3">
          <table:table-cell table:style-name="ce2" office:value-type="string">
            <text:p>SL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SPECIFICATION</text:p>
          </table:table-cell>
          <table:table-cell table:style-name="ce2" office:value-type="string">
            <text:p>SPEC TYPE</text:p>
          </table:table-cell>
          <table:table-cell table:number-columns-repeated="1020"/>
        </table:table-row>
        <table:table-row table:style-name="ro4">
          <table:table-cell table:style-name="ce3" table:formula="of:=IF([.B3]=&quot;&quot;;&quot;&quot;;ROW()-ROW([.A$2]))" office:value-type="float" office:value="1">
            <text:p>1</text:p>
          </table:table-cell>
          <table:table-cell table:number-columns-repeated="2" table:style-name="ce3" office:value-type="string">
            <text:p>Industrial plug and socket with double pole MCB, 20A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4]=&quot;&quot;;&quot;&quot;;ROW()-ROW([.A$2]))" office:value-type="float" office:value="2">
            <text:p>2</text:p>
          </table:table-cell>
          <table:table-cell table:number-columns-repeated="2" table:style-name="ce3" office:value-type="string">
            <text:p>ICTP, 63A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5">
          <table:table-cell table:style-name="ce3" table:formula="of:=IF([.B5]=&quot;&quot;;&quot;&quot;;ROW()-ROW([.A$2]))" office:value-type="float" office:value="3">
            <text:p>3</text:p>
          </table:table-cell>
          <table:table-cell table:style-name="ce3" office:value-type="string">
            <text:p>HT insulation tester (megger)</text:p>
          </table:table-cell>
          <table:table-cell table:style-name="ce3" office:value-type="string">
            <text:p>HT insulation tester (megger), test volatage -5kV or higher.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6]=&quot;&quot;;&quot;&quot;;ROW()-ROW([.A$2]))" office:value-type="float" office:value="4">
            <text:p>4</text:p>
          </table:table-cell>
          <table:table-cell table:number-columns-repeated="2" table:style-name="ce3" office:value-type="string">
            <text:p>Air blower, 600W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7]=&quot;&quot;;&quot;&quot;;ROW()-ROW([.A$2]))" office:value-type="float" office:value="5">
            <text:p>5</text:p>
          </table:table-cell>
          <table:table-cell table:style-name="ce3" office:value-type="string">
            <text:p>Blinking traffic light</text:p>
          </table:table-cell>
          <table:table-cell table:style-name="ce3" office:value-type="string">
            <text:p>Blinking traffic light, 220V supply, 24cm or larger dia.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8]=&quot;&quot;;&quot;&quot;;ROW()-ROW([.A$2]))" office:value-type="float" office:value="6">
            <text:p>6</text:p>
          </table:table-cell>
          <table:table-cell table:number-columns-repeated="2" table:style-name="ce3" office:value-type="string">
            <text:p>Flexible PVC copper cable, single core, 4 sqm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9]=&quot;&quot;;&quot;&quot;;ROW()-ROW([.A$2]))" office:value-type="float" office:value="7">
            <text:p>7</text:p>
          </table:table-cell>
          <table:table-cell table:number-columns-repeated="2" table:style-name="ce3" office:value-type="string">
            <text:p>Flexible PVC copper cable, 3core x 4sqm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0]=&quot;&quot;;&quot;&quot;;ROW()-ROW([.A$2]))" office:value-type="float" office:value="8">
            <text:p>8</text:p>
          </table:table-cell>
          <table:table-cell table:number-columns-repeated="2" table:style-name="ce3" office:value-type="string">
            <text:p>Flexible PVC copper cable, single core, 2.5 sqm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11]=&quot;&quot;;&quot;&quot;;ROW()-ROW([.A$2]))" office:value-type="float" office:value="9">
            <text:p>9</text:p>
          </table:table-cell>
          <table:table-cell table:number-columns-repeated="2" table:style-name="ce3" office:value-type="string">
            <text:p>MCB, double pole, 25A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12]=&quot;&quot;;&quot;&quot;;ROW()-ROW([.A$2]))" office:value-type="float" office:value="10">
            <text:p>10</text:p>
          </table:table-cell>
          <table:table-cell table:number-columns-repeated="2" table:style-name="ce3" office:value-type="string">
            <text:p>MCB, 4 pole, 63A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13]=&quot;&quot;;&quot;&quot;;ROW()-ROW([.A$2]))" office:value-type="float" office:value="11">
            <text:p>11</text:p>
          </table:table-cell>
          <table:table-cell table:number-columns-repeated="2" table:style-name="ce3" office:value-type="string">
            <text:p>Line tester, 500V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4]=&quot;&quot;;&quot;&quot;;ROW()-ROW([.A$2]))" office:value-type="float" office:value="12">
            <text:p>12</text:p>
          </table:table-cell>
          <table:table-cell table:style-name="ce3" office:value-type="string">
            <text:p>Combination plier, insulated</text:p>
          </table:table-cell>
          <table:table-cell table:style-name="ce3" office:value-type="string">
            <text:p>Combination plier, insulated, as per is: 6149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5]=&quot;&quot;;&quot;&quot;;ROW()-ROW([.A$2]))" office:value-type="float" office:value="13">
            <text:p>13</text:p>
          </table:table-cell>
          <table:table-cell table:number-columns-repeated="2" table:style-name="ce3" office:value-type="string">
            <text:p>Hacksaw blades, 300mm x 12m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6]=&quot;&quot;;&quot;&quot;;ROW()-ROW([.A$2]))" office:value-type="float" office:value="14">
            <text:p>14</text:p>
          </table:table-cell>
          <table:table-cell table:number-columns-repeated="2" table:style-name="ce3" office:value-type="string">
            <text:p>PVC adhesive tape, 18mm x 10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5">
          <table:table-cell table:style-name="ce3" table:formula="of:=IF([.B17]=&quot;&quot;;&quot;&quot;;ROW()-ROW([.A$2]))" office:value-type="float" office:value="15">
            <text:p>15</text:p>
          </table:table-cell>
          <table:table-cell table:number-columns-repeated="2" table:style-name="ce3" office:value-type="string">
            <text:p>Flexible copper cable, 4core x 6sq mm <text:s/>EPR insulated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8]=&quot;&quot;;&quot;&quot;;ROW()-ROW([.A$2]))" office:value-type="float" office:value="16">
            <text:p>16</text:p>
          </table:table-cell>
          <table:table-cell table:number-columns-repeated="2" table:style-name="ce3" office:value-type="string">
            <text:p>Flexible copper PVC cable, 4core x 10sqmm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19]=&quot;&quot;;&quot;&quot;;ROW()-ROW([.A$2]))" office:value-type="float" office:value="17">
            <text:p>17</text:p>
          </table:table-cell>
          <table:table-cell table:number-columns-repeated="2" table:style-name="ce3" office:value-type="string">
            <text:p>PVC rope 5mm, 31swg for pull chord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style-name="ce3" table:formula="of:=IF([.B20]=&quot;&quot;;&quot;&quot;;ROW()-ROW([.A$2]))" office:value-type="float" office:value="18">
            <text:p>18</text:p>
          </table:table-cell>
          <table:table-cell table:number-columns-repeated="2" table:style-name="ce3" office:value-type="string">
            <text:p>Contact cleaner spray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4">
          <table:table-cell table:style-name="ce3" table:formula="of:=IF([.B21]=&quot;&quot;;&quot;&quot;;ROW()-ROW([.A$2]))" office:value-type="float" office:value="19">
            <text:p>19</text:p>
          </table:table-cell>
          <table:table-cell table:number-columns-repeated="2" table:style-name="ce3" office:value-type="string">
            <text:p>Hooter/Siren 0.5km range, 220V</text:p>
          </table:table-cell>
          <table:table-cell table:style-name="ce3" office:value-type="string">
            <text:p>Agree/Disagree</text:p>
          </table:table-cell>
          <table:table-cell table:number-columns-repeated="1020"/>
        </table:table-row>
        <table:table-row table:style-name="ro1">
          <table:table-cell table:formula="of:=IF([.B2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2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3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4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5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6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4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5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6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7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8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79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80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81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82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83]=&quot;&quot;;&quot;&quot;;ROW()-ROW([.A$2]))">
            <text:p/>
          </table:table-cell>
          <table:table-cell/>
          <table:table-cell table:number-columns-repeated="1022"/>
        </table:table-row>
        <table:table-row table:style-name="ro1">
          <table:table-cell table:formula="of:=IF([.B84]=&quot;&quot;;&quot;&quot;;ROW()-ROW([.A$2]))">
            <text:p/>
          </table:table-cell>
          <table:table-cell/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/04/2019</text:date>, <text:time>13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28S</meta:editing-duration>
    <meta:editing-cycles>5</meta:editing-cycles>
    <meta:generator>OpenOffice/4.1.6$Win32 OpenOffice.org_project/416m1$Build-9790</meta:generator>
    <dc:date>2019-04-10T13:10:55.67</dc:date>
    <meta:print-date>2019-04-10T12:04:44.49</meta:print-date>
    <meta:document-statistic meta:table-count="3" meta:cell-count="207" meta:object-count="0"/>
    <meta:user-defined meta:name="Info 1"/>
    <meta:user-defined meta:name="Info 2"/>
    <meta:user-defined meta:name="Info 3"/>
    <meta:user-defined meta:name="Info 4"/>
  </office:meta>
</office:document-meta>
</file>